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SLTExtension.escape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LTExtension.int2digit( int 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SLTExtension.escapeString( String strin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XSLTExtension.escapeJavaString( String string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8">
            <text:p text:style-name="Table_20_Contents">8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XSLTExtension.suffix( String string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XSLTExtension.prefix( String string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5">
            <text:p text:style-name="Table_20_Contents">15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XSLTExtension.escapeJava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